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8.01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9.984cm"/>
    </style:style>
    <style:style style:name="co7" style:family="table-column">
      <style:table-column-properties fo:break-before="auto" style:column-width="2.0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ext-properties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end" fo:margin-left="0c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</office:automatic-styles>
  <office:body>
    <office:spreadsheet>
      <table:table table:name="Seffernick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1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12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Seffernick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Continuous transform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mpact on organiz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Change is planned and tracked</text:p>
          </table:table-cell>
          <table:table-cell table:number-columns-repeated="2"/>
          <table:table-cell office:value-type="string">
            <text:p>Change is planned and track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Setting vision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Impediment backlog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Creating a common v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Measuring the chan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itial state</text:p>
          </table:table-cell>
          <table:table-cell table:number-columns-repeated="2"/>
          <table:table-cell office:value-type="string">
            <text:p>Initial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old model has known problems</text:p>
          </table:table-cell>
          <table:table-cell table:number-columns-repeated="2"/>
          <table:table-cell office:value-type="string">
            <text:p>The old model has known proble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employees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re is a demand for improvements</text:p>
          </table:table-cell>
          <table:table-cell table:number-columns-repeated="2"/>
          <table:table-cell office:value-type="string">
            <text:p>There is a demand for improve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Incremental delivery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customer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simply mandated</text:p>
          </table:table-cell>
          <table:table-cell table:number-columns-repeated="2"/>
          <table:table-cell office:value-type="string">
            <text:p>Top down man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New manager</text:p>
          </table:table-cell>
          <table:table-cell table:number-columns-repeated="2"/>
          <table:table-cell office:value-type="string">
            <text:p>C: Top-down mandate does not wor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a journey</text:p>
          </table:table-cell>
          <table:table-cell table:number-columns-repeated="2"/>
          <table:table-cell office:value-type="string">
            <text:p>The change is a journe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Journey</text:p>
          </table:table-cell>
          <table:table-cell table:number-columns-repeated="2"/>
          <table:table-cell office:value-type="string">
            <text:p>T: Continuous transforma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agents</text:p>
          </table:table-cell>
          <table:table-cell table:number-columns-repeated="2"/>
          <table:table-cell office:value-type="string">
            <text:p>Change ag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hange agent</text:p>
          </table:table-cell>
          <table:table-cell table:number-columns-repeated="2"/>
          <table:table-cell office:value-type="string">
            <text:p>T: Change leaders (Champions, Coaches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pping between old and new models</text:p>
          </table:table-cell>
          <table:table-cell table:number-columns-repeated="2"/>
          <table:table-cell office:value-type="string">
            <text:p>Mapping between old and new mode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Mapping agile roles to previous</text:p>
          </table:table-cell>
          <table:table-cell table:number-columns-repeated="2"/>
          <table:table-cell office:value-type="string">
            <text:p>C: Mapping agile to match the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Adjustment of previous role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Will not work here</text:p>
          </table:table-cell>
          <table:table-cell table:number-columns-repeated="2"/>
          <table:table-cell office:value-type="string">
            <text:p>C: Denial of agil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Create a positive experienc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Training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frastructure support</text:p>
          </table:table-cell>
          <table:table-cell table:number-columns-repeated="2"/>
          <table:table-cell office:value-type="string">
            <text:p>Infrastructure suppor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I: Investing in work spaces</text:p>
          </table:table-cell>
          <table:table-cell table:number-columns-repeated="2"/>
          <table:table-cell office:value-type="string">
            <text:p>I: Physical space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mproving work space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>
            <text:p>Adapting different roles in the organization to agile</text:p>
          </table:table-cell>
          <table:table-cell/>
          <table:table-cell table:style-name="Default"/>
          <table:table-cell office:value-type="string">
            <text:p>Adapting different roles in the organization to agil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nfrastructure support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 agile practices</text:p>
          </table:table-cell>
          <table:table-cell table:number-columns-repeated="2"/>
          <table:table-cell office:value-type="string">
            <text:p>Requirement handl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mmunity practice that supports transform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8" office:value-type="string">
            <text:p>P: Seminars, Workshops, other public eve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nagement consideration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: Aligning organization (or at least manag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Management suppo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Redefining management rol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cke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Mencke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Big bang</text:p>
          </table:table-cell>
          <table:table-cell table:number-columns-repeated="2"/>
          <table:table-cell office:value-type="string">
            <text:p>T: Big bang or overnight adop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: Big ba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productivit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release du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Demand of improvement in speed</text:p>
          </table:table-cell>
          <table:table-cell table:number-columns-repeated="2"/>
          <table:table-cell table:style-name="Default" office:value-type="string">
            <text:p>Demand of improvement in spee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Problems with old model</text:p>
          </table:table-cell>
          <table:table-cell table:number-columns-repeated="2"/>
          <table:table-cell table:style-name="Default" office:value-type="string">
            <text:p>Problems with old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Lack of visibility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R: Long testing tim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Missing release d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Inaccurate estim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Requirements engineering</text:p>
          </table:table-cell>
          <table:table-cell table:number-columns-repeated="2"/>
          <table:table-cell table:style-name="Default" office:value-type="string">
            <text:p>Requirements engineering</text:p>
          </table:table-cell>
          <table:table-cell/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C: Creating a backlog</text:p>
          </table:table-cell>
          <table:table-cell table:number-columns-repeated="2"/>
          <table:table-cell office:value-type="string">
            <text:p>C: Difficulties with requirements engineering or backlog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office:value-type="string">
            <text:p>P: Creating a backlog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on backlog</text:p>
          </table:table-cell>
          <table:table-cell table:number-columns-repeated="2"/>
          <table:table-cell office:value-type="string">
            <text:p>S: Requirements engineering is implemented correctly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C: Not involving external coaches early enough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nangement involvment</text:p>
          </table:table-cell>
          <table:table-cell table:number-columns-repeated="2"/>
          <table:table-cell office:value-type="string">
            <text:p>Manangement involv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involvement</text:p>
          </table:table-cell>
          <table:table-cell table:number-columns-repeated="2"/>
          <table:table-cell office:value-type="string">
            <text:p>S: Management support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municating the change</text:p>
          </table:table-cell>
          <table:table-cell table:number-columns-repeated="2"/>
          <table:table-cell office:value-type="string">
            <text:p>Communicating the ch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Communication and visibility</text:p>
          </table:table-cell>
          <table:table-cell table:number-columns-repeated="2"/>
          <table:table-cell office:value-type="string">
            <text:p>S: Provide transparency in the transformation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unication and visibility</text:p>
          </table:table-cell>
          <table:table-cell table:number-columns-repeated="2"/>
          <table:table-cell office:value-type="string">
            <text:p>S: Communicating the chang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>
            <text:p>Previous culture</text:p>
          </table:table-cell>
          <table:table-cell table:number-columns-repeated="2"/>
          <table:table-cell table:style-name="Default" office:value-type="string">
            <text:p>Tools and infrastructur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Culture of experimentation</text:p>
          </table:table-cell>
          <table:table-cell/>
          <table:table-cell table:style-name="Default"/>
          <table:table-cell office:value-type="string">
            <text:p>I: Tools to support agile software development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Agile task force</text:p>
          </table:table-cell>
          <table:table-cell table:number-columns-repeated="2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P: Scrum of scru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O: List of advic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traini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DoD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ime box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: Surveys to measure the change</text:p>
          </table:table-cell>
          <table:table-cell table:number-columns-repeated="1021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wis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Lewi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: Bottom up transformation</text:p>
          </table:table-cell>
          <table:table-cell table:number-columns-repeated="2"/>
          <table:table-cell office:value-type="string">
            <text:p>T: Bottom up change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Change resistance</text:p>
          </table:table-cell>
          <table:table-cell table:number-columns-repeated="2"/>
          <table:table-cell table:style-name="Default" office:value-type="string">
            <text:p>Change resistanc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: Agile resistant team members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Piloting</text:p>
          </table:table-cell>
          <table:table-cell table:number-columns-repeated="2"/>
          <table:table-cell table:style-name="Default" office:value-type="string">
            <text:p>Pilot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Piloting</text:p>
          </table:table-cell>
          <table:table-cell table:number-columns-repeated="2"/>
          <table:table-cell office:value-type="string">
            <text:p>S: Pilot program provides knowledge of transforma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aching</text:p>
          </table:table-cell>
          <table:table-cell table:number-columns-repeated="2"/>
          <table:table-cell table:style-name="Default" office:value-type="string">
            <text:p>Coach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S: Agile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S: Mentoring new team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Customizing the agile model</text:p>
          </table:table-cell>
          <table:table-cell table:number-columns-repeated="2"/>
          <table:table-cell table:style-name="Default" office:value-type="string">
            <text:p>Customizing the agile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: Deviation from agile process</text:p>
          </table:table-cell>
          <table:table-cell table:number-columns-repeated="2"/>
          <table:table-cell office:value-type="string">
            <text:p>C: Customizing the agile process badly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S: Adhere to the process long enough</text:p>
          </table:table-cell>
          <table:table-cell table:number-columns-repeated="2"/>
          <table:table-cell office:value-type="string">
            <text:p>C: Misunderstanding the agile model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: Adapting agile to plan-driven organization</text:p>
          </table:table-cell>
          <table:table-cell table:number-columns-repeated="2"/>
          <table:table-cell office:value-type="string">
            <text:p>S: Mapping agile to match the old model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S: Customize or choose agile model to fit the organization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C: Using old and new models side-by-side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Interplay of new and old model</text:p>
          </table:table-cell>
          <table:table-cell table:number-columns-repeated="2"/>
          <table:table-cell table:style-name="Default" office:value-type="string">
            <text:p>Interplay of new and old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/>
          <table:table-cell table:style-name="Default"/>
          <table:table-cell office:value-type="string">
            <text:p>T: Impact on organization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Management support</text:p>
          </table:table-cell>
          <table:table-cell table:number-columns-repeated="2"/>
          <table:table-cell table:style-name="Default" office:value-type="string">
            <text:p>Management suppor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S: Management buy-in</text:p>
          </table:table-cell>
          <table:table-cell/>
          <table:table-cell table:style-name="Default"/>
          <table:table-cell office:value-type="string">
            <text:p>S: Educate management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C: Getting agile accepted by management</text:p>
          </table:table-cell>
          <table:table-cell/>
          <table:table-cell table:style-name="Default"/>
          <table:table-cell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Choosing the right people</text:p>
          </table:table-cell>
          <table:table-cell table:number-columns-repeated="2"/>
          <table:table-cell office:value-type="string">
            <text:p>Choosing the right peop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Choosing right team members</text:p>
          </table:table-cell>
          <table:table-cell table:number-columns-repeated="2"/>
          <table:table-cell office:value-type="string">
            <text:p>S: Choose the right peopl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: Finding agile-minded people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Physical space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C: Lack of suitable physical spac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nsulting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: External consulta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>
            <text:p>Adapting non-development part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C: Problems with separate non-agile QA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P: In-house agile material or document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C: Multisite problems</text:p>
          </table:table-cell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ing 2013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reening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Organization siz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O: Time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T: Initial state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R: Problems with old model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office:value-type="string">
            <text:p>R: Shorter release duration</text:p>
          </table:table-cell>
          <table:table-cell/>
          <table:table-cell table:style-name="Default"/>
          <table:table-cell office:value-type="string">
            <text:p>I: External consultants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office:value-type="string">
            <text:p>S: Clear goal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s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oo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Organization siz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Time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Top down transformation</text:p>
          </table:table-cell>
          <table:table-cell table:number-columns-repeated="2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nitial st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ig bang or overnight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Reason to change: demand of better competitiveness</text:p>
          </table:table-cell>
          <table:table-cell table:number-columns-repeated="2"/>
          <table:table-cell table:style-name="Default" office:value-type="string">
            <text:p>Reason to change: demand of better competitivenes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Reduce time to market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R: Something must be done to remain competitiv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Change resistance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C: Skepticism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terfacing over organizational boundaries</text:p>
          </table:table-cell>
          <table:table-cell table:number-columns-repeated="2"/>
          <table:table-cell office:value-type="string">
            <text:p>Interfacing over organizational bound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nterfacing with non agile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project management and organization</text:p>
          </table:table-cell>
          <table:table-cell table:number-columns-repeated="2"/>
          <table:table-cell office:value-type="string">
            <text:p>Concerns over project management and organiz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mpediment management</text:p>
          </table:table-cell>
          <table:table-cell table:number-columns-repeated="2"/>
          <table:table-cell office:value-type="string">
            <text:p>S: Empowering teams (autonomy)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ross-functional teams</text:p>
          </table:table-cell>
          <table:table-cell table:number-columns-repeated="2"/>
          <table:table-cell office:value-type="string">
            <text:p>T: Impact on organization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management</text:p>
          </table:table-cell>
          <table:table-cell table:number-columns-repeated="2"/>
          <table:table-cell office:value-type="string">
            <text:p>Concerns over manag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support</text:p>
          </table:table-cell>
          <table:table-cell table:number-columns-repeated="2"/>
          <table:table-cell office:value-type="string">
            <text:p>S: Educate manageme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leaders</text:p>
          </table:table-cell>
          <table:table-cell table:number-columns-repeated="2"/>
          <table:table-cell office:value-type="string">
            <text:p>Change l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S: Change leaders or champion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Change leaders (Champions, Coache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gile infrastructure or technology</text:p>
          </table:table-cell>
          <table:table-cell table:number-columns-repeated="2"/>
          <table:table-cell office:value-type="string">
            <text:p>Agile infrastructure or technolog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ontinouos integration</text:p>
          </table:table-cell>
          <table:table-cell table:number-columns-repeated="2"/>
          <table:table-cell office:value-type="string">
            <text:p>P: Continuous Integ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External speaker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S: Coaching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Team coach</text:p>
          </table:table-cell>
          <table:table-cell table:number-columns-repeated="2"/>
          <table:table-cell office:value-type="string">
            <text:p>S: Inhouse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P: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e organization as whole, involve all parties</text:p>
          </table:table-cell>
          <table:table-cell table:number-columns-repeated="2"/>
          <table:table-cell office:value-type="string">
            <text:p>See organization as whole, involve all part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Organization alignment</text:p>
          </table:table-cell>
          <table:table-cell table:number-columns-repeated="2"/>
          <table:table-cell office:value-type="string">
            <text:p>S: Aligning organization (or at least management)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P: Value strea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is a long process</text:p>
          </table:table-cell>
          <table:table-cell table:number-columns-repeated="2"/>
          <table:table-cell office:value-type="string">
            <text:p>Falling back to old mod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Long term change process</text:p>
          </table:table-cell>
          <table:table-cell table:number-columns-repeated="2"/>
          <table:table-cell office:value-type="string">
            <text:p>C: Falling back to old model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office:value-type="string">
            <text:p>SIG's and CoP'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P: SIG's, CoP'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mpact on co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motivatio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Impact on quality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integer-digits="1" number:grouping="true"/>
      <number:text> € </number:text>
    </number:number-style>
    <number:number-style style:name="N146P2" style:volatile="true">
      <number:text> -</number:text>
      <number:number number: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9.12.2013</text:date>, <text:time>16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ile_5f_Transformation_5f_SLR_5f_CPD_5f_Ma" style:display-name="PageStyle_Agile_Transformation_SLR_CPD_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" style:display-name="PageStyle_Agile_Transformation_SLR_CPD_M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" style:display-name="PageStyle_Agile_Transformation_SLR_CPD_M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" style:display-name="PageStyle_Agile_Transformation_SLR_CPD_M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" style:display-name="PageStyle_Agile_Transformation_SLR_CPD_M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5" style:display-name="PageStyle_Agile_Transformation_SLR_CPD_Ma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6" style:display-name="PageStyle_Agile_Transformation_SLR_CPD_Ma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7" style:display-name="PageStyle_Agile_Transformation_SLR_CPD_Ma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8" style:display-name="PageStyle_Agile_Transformation_SLR_CPD_Ma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9" style:display-name="PageStyle_Agile_Transformation_SLR_CPD_Ma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0" style:display-name="PageStyle_Agile_Transformation_SLR_CPD_Ma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1" style:display-name="PageStyle_Agile_Transformation_SLR_CPD_Ma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2" style:display-name="PageStyle_Agile_Transformation_SLR_CPD_Ma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3" style:display-name="PageStyle_Agile_Transformation_SLR_CPD_Ma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4" style:display-name="PageStyle_Agile_Transformation_SLR_CPD_Ma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5" style:display-name="PageStyle_Agile_Transformation_SLR_CPD_Ma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6" style:display-name="PageStyle_Agile_Transformation_SLR_CPD_M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7" style:display-name="PageStyle_Agile_Transformation_SLR_CPD_Ma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8" style:display-name="PageStyle_Agile_Transformation_SLR_CPD_Ma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9" style:display-name="PageStyle_Agile_Transformation_SLR_CPD_Ma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0" style:display-name="PageStyle_Agile_Transformation_SLR_CPD_Ma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1" style:display-name="PageStyle_Agile_Transformation_SLR_CPD_Ma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2" style:display-name="PageStyle_Agile_Transformation_SLR_CPD_Ma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3" style:display-name="PageStyle_Agile_Transformation_SLR_CPD_Ma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" style:display-name="PageStyle_Agile_Transformation_Code_Test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" style:display-name="PageStyle_Agile_Transformation_Code_Test_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" style:display-name="PageStyle_Agile_Transformation_Code_Test_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3" style:display-name="PageStyle_Agile_Transformation_Code_Test_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4" style:display-name="PageStyle_Agile_Transformation_Code_Test_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5" style:display-name="PageStyle_Agile_Transformation_Code_Test_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6" style:display-name="PageStyle_Agile_Transformation_Code_Test_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7" style:display-name="PageStyle_Agile_Transformation_Code_Test_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8" style:display-name="PageStyle_Agile_Transformation_Code_Test_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9" style:display-name="PageStyle_Agile_Transformation_Code_Test_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0" style:display-name="PageStyle_Agile_Transformation_Code_Test_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1" style:display-name="PageStyle_Agile_Transformation_Code_Test_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2" style:display-name="PageStyle_Agile_Transformation_Code_Test_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3" style:display-name="PageStyle_Agile_Transformation_Code_Test_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4" style:display-name="PageStyle_Agile_Transformation_Code_Test_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5" style:display-name="PageStyle_Agile_Transformation_Code_Test_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6" style:display-name="PageStyle_Agile_Transformation_Code_Test_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7" style:display-name="PageStyle_Agile_Transformation_Code_Test_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8" style:display-name="PageStyle_Agile_Transformation_Code_Test_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9" style:display-name="PageStyle_Agile_Transformation_Code_Test_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4" style:display-name="PageStyle_Agile_Transformation_SLR_CPD_Ma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5" style:display-name="PageStyle_Agile_Transformation_SLR_CPD_Ma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6" style:display-name="PageStyle_Agile_Transformation_SLR_CPD_Ma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7" style:display-name="PageStyle_Agile_Transformation_SLR_CPD_Ma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8" style:display-name="PageStyle_Agile_Transformation_SLR_CPD_Ma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9" style:display-name="PageStyle_Agile_Transformation_SLR_CPD_Ma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0" style:display-name="PageStyle_Agile_Transformation_SLR_CPD_Ma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1" style:display-name="PageStyle_Agile_Transformation_SLR_CPD_Ma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2" style:display-name="PageStyle_Agile_Transformation_SLR_CPD_Ma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3" style:display-name="PageStyle_Agile_Transformation_SLR_CPD_Ma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4" style:display-name="PageStyle_Agile_Transformation_SLR_CPD_Ma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5" style:display-name="PageStyle_Agile_Transformation_SLR_CPD_Ma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6" style:display-name="PageStyle_Agile_Transformation_SLR_CPD_Ma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7" style:display-name="PageStyle_Agile_Transformation_SLR_CPD_Ma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8" style:display-name="PageStyle_Agile_Transformation_SLR_CPD_Ma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9" style:display-name="PageStyle_Agile_Transformation_SLR_CPD_Ma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0" style:display-name="PageStyle_Agile_Transformation_SLR_CPD_Ma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1" style:display-name="PageStyle_Agile_Transformation_SLR_CPD_Ma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2" style:display-name="PageStyle_Agile_Transformation_SLR_CPD_Ma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3" style:display-name="PageStyle_Agile_Transformation_SLR_CPD_Ma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4" style:display-name="PageStyle_Agile_Transformation_SLR_CPD_Ma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5" style:display-name="PageStyle_Agile_Transformation_SLR_CPD_Ma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0" style:display-name="PageStyle_Agile_Transformation_Code_Test_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6" style:display-name="PageStyle_Agile_Transformation_SLR_CPD_Ma 4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44:41.55</meta:creation-date>
    <dc:date>2013-12-19T16:22:05.27</dc:date>
    <meta:editing-duration>PT16H47M11S</meta:editing-duration>
    <meta:editing-cycles>72</meta:editing-cycles>
    <meta:generator>OpenOffice.org/3.4.1$Win32 OpenOffice.org_project/341m1$Build-9593</meta:generator>
    <meta:document-statistic meta:table-count="5" meta:cell-count="450" meta:object-count="0"/>
  </office:meta>
</office:document-meta>
</file>